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950e" draw:fill-color="#ffd320"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svg:stroke-color="#579d1c" draw:fill-color="#aecf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dash" draw:stroke-dash="Long_20_Dot"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fill-color="#0084d1" draw:textarea-horizontal-align="justify" draw:textarea-vertical-align="middle" draw:auto-grow-height="false" fo:min-height="0.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-color="#0084d1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75cm" svg:y1="18.25cm" svg:x2="3.75cm" svg:y2="2.75cm">
          <text:p/>
        </draw:line>
        <draw:line draw:style-name="gr2" draw:text-style-name="P1" draw:layer="layout" svg:x1="2.75cm" svg:y1="16.75cm" svg:x2="26.25cm" svg:y2="16.75cm">
          <text:p/>
        </draw:line>
        <draw:custom-shape draw:style-name="gr3" draw:text-style-name="P2" draw:layer="layout" svg:width="0.75cm" svg:height="0.75cm" svg:x="7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8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.75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2.2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0.75cm" svg:x="16cm" svg:y="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3.75cm" svg:y="4.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0.5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9.7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8.5cm" svg:y="9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2cm" svg:y="5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5cm" svg:height="0.75cm" svg:x="9.00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4cm" svg:y1="1cm" svg:x2="16.65cm" svg:y2="16.75cm">
          <text:p/>
        </draw:line>
        <draw:custom-shape draw:style-name="gr6" draw:text-style-name="P4" draw:layer="layout" svg:width="1cm" svg:height="1cm" svg:x="14cm" svg:y="1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50.849150849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5T11:38:17.031000000</meta:creation-date>
    <dc:date>2024-12-05T12:49:38.777000000</dc:date>
    <meta:editing-duration>PT22M17S</meta:editing-duration>
    <meta:editing-cycles>8</meta:editing-cycles>
    <meta:generator>LibreOffice/7.0.5.2$Windows_X86_64 LibreOffice_project/64390860c6cd0aca4beafafcfd84613dd9dfb63a</meta:generator>
    <meta:document-statistic meta:object-count="15"/>
  </office:meta>
</office:document-meta>
</file>